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525">
      <style:table-properties style:writing-mode="lr-tb"/>
    </style:style>
    <style:style style:family="paragraph" style:name="a95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26">
      <style:table-column-properties style:column-width="2.22222in"/>
    </style:style>
    <style:style style:family="table-column" style:name="a527">
      <style:table-column-properties style:column-width="2.22222in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528">
      <style:table-column-properties style:column-width="2.22222in"/>
    </style:style>
    <style:style style:family="drawing-page" style:name="a95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529">
      <style:table-column-properties style:column-width="2.22222in"/>
    </style:style>
    <style:style style:family="table-row" style:name="a631">
      <style:table-row-properties style:row-height="0.40556in"/>
    </style:style>
    <style:style style:family="text" style:name="a632">
      <style:text-properties fo:language="pl" fo:country="PL"/>
    </style:style>
    <style:style style:family="paragraph" style:name="a633">
      <style:paragraph-properties/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6">
      <style:text-properties fo:language="pl" fo:country="PL"/>
    </style:style>
    <style:style style:family="paragraph" style:name="a637">
      <style:paragraph-properties fo:text-align="center"/>
    </style:style>
    <style:style style:family="table-column" style:name="a740">
      <style:table-column-properties style:column-width="2.22222in"/>
    </style:style>
    <style:style style:family="table-column" style:name="a741">
      <style:table-column-properties style:column-width="2.22222in"/>
    </style:style>
    <style:style style:family="table-cell" style:name="a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42">
      <style:table-column-properties style:column-width="2.22222in"/>
    </style:style>
    <style:style style:family="table-column" style:name="a743">
      <style:table-column-properties style:column-width="2.22222in"/>
    </style:style>
    <style:style style:family="table-row" style:name="a744">
      <style:table-row-properties style:row-height="0.40556in"/>
    </style:style>
    <style:style style:family="text" style:name="a745">
      <style:text-properties fo:language="pl" fo:country="PL"/>
    </style:style>
    <style:style style:family="paragraph" style:name="a746">
      <style:paragraph-properties/>
    </style:style>
    <style:style style:family="table-cell" style:name="a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language="pl" fo:country="PL"/>
    </style:style>
    <style:style style:family="text" style:name="a421">
      <style:text-properties fo:language="pl" fo:country="PL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text-align="center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5">
      <style:text-properties fo:language="pl" fo:country="PL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text-align="center"/>
    </style:style>
    <style:style style:family="paragraph" style:name="a85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30">
      <style:table-row-properties style:row-height="0.40556in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1">
      <style:text-properties fo:language="pl" fo:country="PL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language="pl" fo:country="PL"/>
    </style:style>
    <style:style style:family="paragraph" style:name="a532">
      <style:paragraph-properties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language="pl" fo:country="PL"/>
    </style:style>
    <style:style style:family="paragraph" style:name="a9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text-align="center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language="pl" fo:country="PL"/>
    </style:style>
    <style:style style:family="paragraph" style:name="a9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41">
      <style:paragraph-properties fo:text-align="center"/>
    </style:style>
    <style:style style:family="text" style:name="a539">
      <style:text-properties fo:language="pl" fo:country="PL"/>
    </style:style>
    <style:style style:family="table-cell" style:name="a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4">
      <style:text-properties fo:language="pl" fo:country="PL"/>
    </style:style>
    <style:style style:family="paragraph" style:name="a645">
      <style:paragraph-properties fo:text-align="center"/>
    </style:style>
    <style:style style:family="table-cell" style:name="a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0">
      <style:paragraph-properties fo:text-align="center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3">
      <style:text-properties fo:language="pl" fo:country="PL"/>
    </style:style>
    <style:style style:family="paragraph" style:name="a754">
      <style:paragraph-properties fo:text-align="center"/>
    </style:style>
    <style:style style:family="table-cell" style:name="a7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7">
      <style:text-properties fo:language="pl" fo:country="PL"/>
    </style:style>
    <style:style style:family="paragraph" style:name="a758">
      <style:paragraph-properties fo:text-align="center"/>
    </style:style>
    <style:style style:family="paragraph" style:name="a8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text-align="center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436">
      <style:table-properties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37">
      <style:table-column-properties style:column-width="2.22222in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text-align="center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438">
      <style:table-column-properties style:column-width="2.22222in"/>
    </style:style>
    <style:style style:family="table-column" style:name="a439">
      <style:table-column-properties style:column-width="2.22222in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language="pl" fo:country="PL"/>
    </style:style>
    <style:style style:family="paragraph" style:name="a9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text-align="center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547">
      <style:table-row-properties style:row-height="0.40556in"/>
    </style:style>
    <style:style style:family="paragraph" style:name="a9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8">
      <style:text-properties fo:language="pl" fo:country="PL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655">
      <style:table-properties style:writing-mode="lr-tb"/>
    </style:style>
    <style:style style:family="table-column" style:name="a656">
      <style:table-column-properties style:column-width="2.22222in"/>
    </style:style>
    <style:style style:family="table-column" style:name="a657">
      <style:table-column-properties style:column-width="2.22222in"/>
    </style:style>
    <style:style style:family="table-column" style:name="a658">
      <style:table-column-properties style:column-width="2.22222in"/>
    </style:style>
    <style:style style:family="table-cell" style:name="a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59">
      <style:table-column-properties style:column-width="2.22222in"/>
    </style:style>
    <style:style style:family="table-row" style:name="a761">
      <style:table-row-properties style:row-height="0.40556in"/>
    </style:style>
    <style:style style:family="text" style:name="a762">
      <style:text-properties fo:language="pl" fo:country="PL"/>
    </style:style>
    <style:style style:family="paragraph" style:name="a763">
      <style:paragraph-properties/>
    </style:style>
    <style:style style:family="table-cell" style:name="a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6">
      <style:text-properties fo:language="pl" fo:country="PL"/>
    </style:style>
    <style:style style:family="paragraph" style:name="a767">
      <style:paragraph-properties fo:text-align="center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40">
      <style:table-column-properties style:column-width="2.22222in"/>
    </style:style>
    <style:style style:family="paragraph" style:name="a8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41">
      <style:table-row-properties style:row-height="0.40556in"/>
    </style:style>
    <style:style style:family="text" style:name="a442">
      <style:text-properties fo:language="pl" fo:country="PL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6">
      <style:text-properties fo:language="pl" fo:country="PL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text-align="center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2">
      <style:text-properties fo:language="pl" fo:country="PL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text-align="center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language="pl" fo:country="PL"/>
    </style:style>
    <style:style style:family="paragraph" style:name="a557">
      <style:paragraph-properties fo:text-align="center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60">
      <style:table-row-properties style:row-height="0.40556in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language="pl" fo:country="PL"/>
    </style:style>
    <style:style style:family="table-cell" style:name="a5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62">
      <style:paragraph-properties/>
    </style:style>
    <style:style style:family="table-cell" style:name="a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5">
      <style:text-properties fo:language="pl" fo:country="PL"/>
    </style:style>
    <style:style style:family="paragraph" style:name="a666">
      <style:paragraph-properties fo:text-align="center"/>
    </style:style>
    <style:style style:family="table-cell" style:name="a6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0">
      <style:text-properties fo:language="pl" fo:country="PL"/>
    </style:style>
    <style:style style:family="text" style:name="a669">
      <style:text-properties fo:language="pl" fo:country="PL"/>
    </style:style>
    <style:style style:family="paragraph" style:name="a771">
      <style:paragraph-properties fo:text-align="center"/>
    </style:style>
    <style:style style:family="table-cell" style:name="a7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4">
      <style:text-properties fo:language="pl" fo:country="PL"/>
    </style:style>
    <style:style style:family="paragraph" style:name="a775">
      <style:paragraph-properties fo:text-align="center"/>
    </style:style>
    <style:style style:family="table-cell" style:name="a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language="pl" fo:country="PL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text-align="center"/>
    </style:style>
    <style:style style:family="paragraph" style:name="a8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language="pl" fo:country="PL"/>
    </style:style>
    <style:style style:family="paragraph" style:name="a8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text-align="center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language="pl" fo:country="PL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458">
      <style:table-row-properties style:row-height="0.40556in"/>
    </style:style>
    <style:style style:family="paragraph" style:name="a561">
      <style:paragraph-properties fo:text-align="center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language="pl" fo:country="PL"/>
    </style:style>
    <style:style style:family="paragraph" style:name="a99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567">
      <style:table-properties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text-align="center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68">
      <style:table-column-properties style:column-width="2.22222in"/>
    </style:style>
    <style:style style:family="table-column" style:name="a569">
      <style:table-column-properties style:column-width="2.22222in"/>
    </style:style>
    <style:style style:family="table-cell" style:name="a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3">
      <style:text-properties fo:language="pl" fo:country="PL"/>
    </style:style>
    <style:style style:family="paragraph" style:name="a674">
      <style:paragraph-properties fo:text-align="center"/>
    </style:style>
    <style:style style:family="table-cell" style:name="a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77">
      <style:table-row-properties style:row-height="0.40556in"/>
    </style:style>
    <style:style style:family="text" style:name="a678">
      <style:text-properties fo:language="pl" fo:country="PL"/>
    </style:style>
    <style:style style:family="graphic" style:name="a7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79">
      <style:paragraph-properties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language="pl" fo:country="PL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text-align="center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language="pl" fo:country="PL"/>
    </style:style>
    <style:style style:family="table-column" style:name="a570">
      <style:table-column-properties style:column-width="2.22222in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text-align="center"/>
    </style:style>
    <style:style style:family="table-column" style:name="a571">
      <style:table-column-properties style:column-width="2.22222in"/>
    </style:style>
    <style:style style:family="table-row" style:name="a572">
      <style:table-row-properties style:row-height="0.40556in"/>
    </style:style>
    <style:style style:family="text" style:name="a573">
      <style:text-properties fo:language="pl" fo:country="PL"/>
    </style:style>
    <style:style style:family="paragraph" style:name="a574">
      <style:paragraph-properties/>
    </style:style>
    <style:style style:family="table-cell" style:name="a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7">
      <style:text-properties fo:language="pl" fo:country="PL"/>
    </style:style>
    <style:style style:family="paragraph" style:name="a578">
      <style:paragraph-properties fo:text-align="center"/>
    </style:style>
    <style:style style:family="table-cell" style:name="a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2">
      <style:text-properties fo:language="pl" fo:country="PL"/>
    </style:style>
    <style:style style:family="paragraph" style:name="a683">
      <style:paragraph-properties fo:text-align="center"/>
    </style:style>
    <style:style style:family="table-cell" style:name="a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6">
      <style:text-properties fo:language="pl" fo:country="PL"/>
    </style:style>
    <style:style style:family="paragraph" style:name="a687">
      <style:paragraph-properties fo:text-align="center"/>
    </style:style>
    <style:style style:family="table-cell" style:name="a6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language="pl" fo:country="PL"/>
    </style:style>
    <style:style style:family="paragraph" style:name="a472">
      <style:paragraph-properties fo:text-align="center"/>
    </style:style>
    <style:style style:family="table-cell" style:name="a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5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78">
      <style:table-properties style:writing-mode="lr-tb"/>
    </style:style>
    <style:style style:family="text" style:name="a581">
      <style:text-properties fo:language="pl" fo:country="PL"/>
    </style:style>
    <style:style style:family="table-column" style:name="a479">
      <style:table-column-properties style:column-width="2.22222in"/>
    </style:style>
    <style:style style:family="paragraph" style:name="a582">
      <style:paragraph-properties fo:text-align="center"/>
    </style:style>
    <style:style style:family="table-cell" style:name="a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5">
      <style:text-properties fo:language="pl" fo:country="PL"/>
    </style:style>
    <style:style style:family="paragraph" style:name="a586">
      <style:paragraph-properties fo:text-align="center"/>
    </style:style>
    <style:style style:family="text" style:name="a690">
      <style:text-properties fo:language="pl" fo:country="PL"/>
    </style:style>
    <style:style style:family="table-cell" style:name="a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91">
      <style:paragraph-properties fo:text-align="center"/>
    </style:style>
    <style:style style:family="table-row" style:name="a589">
      <style:table-row-properties style:row-height="0.40556in"/>
    </style:style>
    <style:style style:family="table-cell" style:name="a6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697">
      <style:table-properties style:writing-mode="lr-tb"/>
    </style:style>
    <style:style style:family="table-column" style:name="a698">
      <style:table-column-properties style:column-width="2.22222in"/>
    </style:style>
    <style:style style:family="paragraph" style:name="a3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99">
      <style:table-column-properties style:column-width="2.22222in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80">
      <style:table-column-properties style:column-width="2.22222in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481">
      <style:table-column-properties style:column-width="2.22222in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82">
      <style:table-column-properties style:column-width="2.22222in"/>
    </style:style>
    <style:style style:family="table-row" style:name="a483">
      <style:table-row-properties style:row-height="0.40556in"/>
    </style:style>
    <style:style style:family="text" style:name="a484">
      <style:text-properties fo:language="pl" fo:country="PL"/>
    </style:style>
    <style:style style:family="paragraph" style:name="a485">
      <style:paragraph-properties/>
    </style:style>
    <style:style style:family="table-cell" style:name="a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8">
      <style:text-properties fo:language="pl" fo:country="PL"/>
    </style:style>
    <style:style style:family="text" style:name="a590">
      <style:text-properties fo:language="pl" fo:country="PL"/>
    </style:style>
    <style:style style:family="paragraph" style:name="a489">
      <style:paragraph-properties fo:text-align="center"/>
    </style:style>
    <style:style style:family="paragraph" style:name="a591">
      <style:paragraph-properties/>
    </style:style>
    <style:style style:family="table-cell" style:name="a5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4">
      <style:text-properties fo:language="pl" fo:country="PL"/>
    </style:style>
    <style:style style:family="paragraph" style:name="a595">
      <style:paragraph-properties fo:text-align="center"/>
    </style:style>
    <style:style style:family="table-cell" style:name="a5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8">
      <style:text-properties fo:language="pl" fo:country="PL"/>
    </style:style>
    <style:style style:family="paragraph" style:name="a599">
      <style:paragraph-properties fo:text-align="center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language="pl" fo:country="PL"/>
    </style:style>
    <style:style style:family="paragraph" style:name="a493">
      <style:paragraph-properties fo:text-align="center"/>
    </style:style>
    <style:style style:family="table-cell" style:name="a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6">
      <style:text-properties fo:language="pl" fo:country="PL"/>
    </style:style>
    <style:style style:family="text" style:name="a497">
      <style:text-properties fo:language="pl" fo:country="PL"/>
    </style:style>
    <style:style style:family="paragraph" style:name="a498">
      <style:paragraph-properties fo:text-align="center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394">
      <style:table-properties style:writing-mode="lr-tb"/>
    </style:style>
    <style:style style:family="table-column" style:name="a395">
      <style:table-column-properties style:column-width="2.22222in"/>
    </style:style>
    <style:style style:family="table-column" style:name="a396">
      <style:table-column-properties style:column-width="2.22222in"/>
    </style:style>
    <style:style style:family="table-column" style:name="a397">
      <style:table-column-properties style:column-width="2.22222in"/>
    </style:style>
    <style:style style:family="table-column" style:name="a398">
      <style:table-column-properties style:column-width="2.22222in"/>
    </style:style>
    <style:style style:family="table-row" style:name="a399">
      <style:table-row-properties style:row-height="0.40556in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00">
      <style:table-column-properties style:column-width="2.22222in"/>
    </style:style>
    <style:style style:family="table-column" style:name="a701">
      <style:table-column-properties style:column-width="2.22222in"/>
    </style:style>
    <style:style style:family="table-row" style:name="a702">
      <style:table-row-properties style:row-height="0.40556in"/>
    </style:style>
    <style:style style:family="text" style:name="a703">
      <style:text-properties fo:language="pl" fo:country="PL"/>
    </style:style>
    <style:style style:family="paragraph" style:name="a704">
      <style:paragraph-properties/>
    </style:style>
    <style:style style:family="table-cell" style:name="a7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7">
      <style:text-properties fo:language="pl" fo:country="PL"/>
    </style:style>
    <style:style style:family="paragraph" style:name="a708">
      <style:paragraph-properties fo:text-align="center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2">
      <style:text-properties fo:language="pl" fo:country="PL"/>
    </style:style>
    <style:style style:family="paragraph" style:name="a603">
      <style:paragraph-properties fo:text-align="center"/>
    </style:style>
    <style:style style:family="table-cell" style:name="a6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1">
      <style:text-properties fo:language="pl" fo:country="PL"/>
    </style:style>
    <style:style style:family="table" style:name="a609">
      <style:table-properties style:writing-mode="lr-tb"/>
    </style:style>
    <style:style style:family="paragraph" style:name="a712">
      <style:paragraph-properties fo:text-align="center"/>
    </style:style>
    <style:style style:family="table-cell" style:name="a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5">
      <style:text-properties fo:language="pl" fo:country="PL"/>
    </style:style>
    <style:style style:family="paragraph" style:name="a716">
      <style:paragraph-properties fo:text-align="center"/>
    </style:style>
    <style:style style:family="table-cell" style:name="a7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9">
      <style:table-row-properties style:row-height="0.40556in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01">
      <style:table-row-properties style:row-height="0.40556in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language="pl" fo:country="PL"/>
    </style:style>
    <style:style style:family="paragraph" style:name="a93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language="pl" fo:country="PL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text-align="center"/>
    </style:style>
    <style:style style:family="paragraph" style:name="a93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10">
      <style:table-column-properties style:column-width="2.22222in"/>
    </style:style>
    <style:style style:family="table-cell" style:name="a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11">
      <style:table-column-properties style:column-width="2.22222in"/>
    </style:style>
    <style:style style:family="table-column" style:name="a612">
      <style:table-column-properties style:column-width="2.22222in"/>
    </style:style>
    <style:style style:family="table-column" style:name="a613">
      <style:table-column-properties style:column-width="2.22222in"/>
    </style:style>
    <style:style style:family="table-row" style:name="a614">
      <style:table-row-properties style:row-height="0.40556in"/>
    </style:style>
    <style:style style:family="text" style:name="a615">
      <style:text-properties fo:language="pl" fo:country="PL"/>
    </style:style>
    <style:style style:family="paragraph" style:name="a616">
      <style:paragraph-properties/>
    </style:style>
    <style:style style:family="text" style:name="a720">
      <style:text-properties fo:language="pl" fo:country="PL"/>
    </style:style>
    <style:style style:family="table-cell" style:name="a6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1">
      <style:paragraph-properties/>
    </style:style>
    <style:style style:family="text" style:name="a619">
      <style:text-properties fo:language="pl" fo:country="PL"/>
    </style:style>
    <style:style style:family="table-cell" style:name="a7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4">
      <style:text-properties fo:language="pl" fo:country="PL"/>
    </style:style>
    <style:style style:family="paragraph" style:name="a725">
      <style:paragraph-properties fo:text-align="center"/>
    </style:style>
    <style:style style:family="table-cell" style:name="a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8">
      <style:text-properties fo:language="pl" fo:country="PL"/>
    </style:style>
    <style:style style:family="text" style:name="a400">
      <style:text-properties fo:language="pl" fo:country="PL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text-align="center"/>
    </style:style>
    <style:style style:family="paragraph" style:name="a401">
      <style:paragraph-properties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language="pl" fo:country="PL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text-align="center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language="pl" fo:country="PL"/>
    </style:style>
    <style:style style:family="paragraph" style:name="a9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language="pl" fo:country="PL"/>
    </style:style>
    <style:style style:family="paragraph" style:name="a511">
      <style:paragraph-properties fo:text-align="center"/>
    </style:style>
    <style:style style:family="paragraph" style:name="a409">
      <style:paragraph-properties fo:text-align="center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4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language="pl" fo:country="PL"/>
    </style:style>
    <style:style style:family="paragraph" style:name="a515">
      <style:paragraph-properties fo:text-align="center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text-align="center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3">
      <style:text-properties fo:language="pl" fo:country="PL"/>
    </style:style>
    <style:style style:family="paragraph" style:name="a624">
      <style:paragraph-properties fo:text-align="center"/>
    </style:style>
    <style:style style:family="table-cell" style:name="a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7">
      <style:text-properties fo:language="pl" fo:country="PL"/>
    </style:style>
    <style:style style:family="paragraph" style:name="a628">
      <style:paragraph-properties fo:text-align="center"/>
    </style:style>
    <style:style style:family="table-cell" style:name="a7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2">
      <style:text-properties fo:language="pl" fo:country="PL"/>
    </style:style>
    <style:style style:family="paragraph" style:name="a733">
      <style:paragraph-properties fo:text-align="center"/>
    </style:style>
    <style:style style:family="table-cell" style:name="a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739">
      <style:table-properties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language="pl" fo:country="PL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text-align="center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416">
      <style:table-row-properties style:row-height="0.40556in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language="pl" fo:country="PL"/>
    </style:style>
    <style:style style:family="paragraph" style:name="a95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18">
      <style:paragraph-properties/>
    </style: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/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/>
    <text:list-style style:name="a533"/>
    <text:list-style style:name="a625"/>
    <text:list-style style:name="a444"/>
    <text:list-style style:name="a717"/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/>
    <text:list-style style:name="a629"/>
    <text:list-style style:name="a448"/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/>
    <text:list-style style:name="a490"/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/>
    <text:list-style style:name="a583"/>
    <text:list-style style:name="a675"/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/>
    <text:list-style style:name="a768"/>
    <text:list-style style:name="a587"/>
    <text:list-style style:name="a402"/>
    <text:list-style style:name="a499"/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/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/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/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/>
    <text:list-style style:name="a452"/>
    <text:list-style style:name="a726"/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/>
    <text:list-style style:name="a638"/>
    <text:list-style style:name="a456"/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/>
    <text:list-style style:name="a772"/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/>
    <text:list-style style:name="a684"/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/>
    <text:list-style style:name="a410"/>
    <text:list-style style:name="a596"/>
    <text:list-style style:name="a688"/>
    <text:list-style style:name="a504"/>
    <text:list-style style:name="a414"/>
    <text:list-style style:name="a508"/>
    <text:list-style style:name="a419"/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/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/>
    <text:list-style style:name="a642"/>
    <text:list-style style:name="a734"/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/>
    <text:list-style style:name="a554"/>
    <text:list-style style:name="a646"/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/>
    <text:list-style style:name="a558"/>
    <text:list-style style:name="a469"/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/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/>
    <text:list-style style:name="a512"/>
    <text:list-style style:name="a604"/>
    <text:list-style style:name="a423"/>
    <text:list-style style:name="a516"/>
    <text:list-style style:name="a427"/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/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/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/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/>
    <text:list-style style:name="a705"/>
    <text:list-style style:name="a617"/>
    <text:list-style style:name="a709"/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/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/>
    <text:list-style style:name="a755"/>
    <text:list-style style:name="a575"/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/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/>
    <text:list-style style:name="a486"/>
    <text:list-style style:name="a579"/>
  </office:automatic-styles>
  <office:body>
    <office:presentation>
      <draw:page draw:name="Slide1" draw:style-name="a368" draw:master-page-name="Master1-Layout1-title-Slajd-tytułowy" presentation:presentation-page-layout-name="Master1-PPL1" draw:id="Slide-256">
        <draw:frame draw:id="id63" presentation:style-name="a371" draw:name="Tytuł 1" svg:x="1.66667in" svg:y="1.22743in" svg:width="10in" svg:height="2.61111in" presentation:class="title" presentation:placeholder="false">
          <draw:text-box>
            <text:p text:style-name="a370" text:class-names="" text:cond-style-name=""><text:span text:style-name="a369" text:class-names="">Funkcje</text:span></text:p>
          </draw:text-box>
          <svg:title/>
          <svg:desc/>
        </draw:frame>
        <draw:frame draw:id="id64" presentation:style-name="a374" draw:name="Podtytuł 2" svg:x="1.66667in" svg:y="3.93924in" svg:width="10in" svg:height="1.81076in" presentation:class="subtitle" presentation:placeholder="false">
          <draw:text-box>
            <text:p text:style-name="a373" text:class-names="" text:cond-style-name=""><text:span text:style-name="a372" text:class-names="">Zadania</text:span></text:p>
          </draw:text-box>
          <svg:title/>
          <svg:desc/>
        </draw:frame>
      </draw:page>
      <draw:page draw:name="Slide2" draw:style-name="a375" draw:master-page-name="Master1-Layout2-obj-Tytuł-i-zawartość" presentation:presentation-page-layout-name="Master1-PPL2" draw:id="Slide-257">
        <draw:frame draw:id="id65" presentation:style-name="a378" draw:name="Tytuł 1" svg:x="0.91667in" svg:y="0.39931in" svg:width="11.5in" svg:height="1.44965in" presentation:class="title" presentation:placeholder="false">
          <draw:text-box>
            <text:p text:style-name="a377" text:class-names="" text:cond-style-name=""><text:span text:style-name="a376" text:class-names="">Zadanie 1</text:span></text:p>
          </draw:text-box>
          <svg:title/>
          <svg:desc/>
        </draw:frame>
        <draw:frame draw:id="id66" presentation:style-name="a389" draw:name="Symbol zastępczy zawartości 2" svg:x="0.91667in" svg:y="1.99653in" svg:width="11.5in" svg:height="4.75868in" presentation:class="outline" presentation:placeholder="false">
          <draw:text-box>
            <text:list text:style-name="a381">
              <text:list-item>
                <text:p text:style-name="a380" text:class-names="" text:cond-style-name=""><text:span text:style-name="a379" text:class-names="">Dana jest funkcja, której specyfikacja nie jest znana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Podane są wyniki funkcji dla przykładowych parametrów</text:span></text:p>
              </text:list-item>
            </text:list>
            <text:list text:style-name="a388">
              <text:list-item>
                <text:p text:style-name="a387" text:class-names="" text:cond-style-name=""><text:span text:style-name="a385" text:class-names="">Na podstawie podanych danych sporządź specyfikację funkcji –<text:s text:c="1"/></text:span><text:span text:style-name="a386" text:class-names="">wynik uzasadnij</text:span></text:p>
              </text:list-item>
            </text:list>
          </draw:text-box>
          <svg:title/>
          <svg:desc/>
        </draw:frame>
      </draw:page>
      <draw:page draw:name="Slide9" draw:style-name="a390" draw:master-page-name="Master1-Layout7-blank-Pusty" presentation:presentation-page-layout-name="Master1-PPL7" draw:id="Slide-264">
        <draw:frame draw:id="id67" draw:style-name="a393" draw:name="pole tekstowe 3" svg:x="0.85333in" svg:y="0.62667in" svg:width="1.77333in" svg:height="0.40391in">
          <draw:text-box>
            <text:p text:style-name="a392" text:class-names="" text:cond-style-name=""><text:span text:style-name="a391" text:class-names="">Funkcja 1</text:span></text:p>
          </draw:text-box>
          <svg:title/>
          <svg:desc/>
        </draw:frame>
        <draw:frame draw:id="id68" draw:name="Tabela 4" svg:x="2.22222in" svg:y="1.10704in" svg:width="8.88889in" svg:height="0.81111in">
          <table:table table:style-name="a39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95" table:default-cell-style-name=""/>
            <table:table-column table:style-name="a396" table:default-cell-style-name=""/>
            <table:table-column table:style-name="a397" table:default-cell-style-name=""/>
            <table:table-column table:style-name="a398" table:default-cell-style-name=""/>
            <table:table-row table:style-name="a399" table:default-cell-style-name="">
              <table:table-cell table:style-name="a403">
                <text:list text:style-name="a402">
                  <text:list-item>
                    <text:p text:style-name="a401" text:class-names="" text:cond-style-name=""><text:span text:style-name="a400" text:class-names="">Argument</text:span></text:p>
                  </text:list-item>
                </text:list>
              </table:table-cell>
              <table:table-cell table:style-name="a407">
                <text:list text:style-name="a406">
                  <text:list-item>
                    <text:p text:style-name="a405" text:class-names="" text:cond-style-name=""><text:span text:style-name="a404" text:class-names="">a</text:span></text:p>
                  </text:list-item>
                </text:list>
              </table:table-cell>
              <table:table-cell table:style-name="a411">
                <text:list text:style-name="a410">
                  <text:list-item>
                    <text:p text:style-name="a409" text:class-names="" text:cond-style-name=""><text:span text:style-name="a408" text:class-names="">g</text:span></text:p>
                  </text:list-item>
                </text:list>
              </table:table-cell>
              <table:table-cell table:style-name="a415">
                <text:list text:style-name="a414">
                  <text:list-item>
                    <text:p text:style-name="a413" text:class-names="" text:cond-style-name=""><text:span text:style-name="a412" text:class-names="">z</text:span></text:p>
                  </text:list-item>
                </text:list>
              </table:table-cell>
            </table:table-row>
            <table:table-row table:style-name="a416" table:default-cell-style-name="">
              <table:table-cell table:style-name="a420">
                <text:list text:style-name="a419">
                  <text:list-item>
                    <text:p text:style-name="a418" text:class-names="" text:cond-style-name=""><text:span text:style-name="a417" text:class-names="">Wynik</text:span></text:p>
                  </text:list-item>
                </text:list>
              </table:table-cell>
              <table:table-cell table:style-name="a424">
                <text:list text:style-name="a423">
                  <text:list-item>
                    <text:p text:style-name="a422" text:class-names="" text:cond-style-name=""><text:span text:style-name="a421" text:class-names="">b</text:span></text:p>
                  </text:list-item>
                </text:list>
              </table:table-cell>
              <table:table-cell table:style-name="a428">
                <text:list text:style-name="a427">
                  <text:list-item>
                    <text:p text:style-name="a426" text:class-names="" text:cond-style-name=""><text:span text:style-name="a425" text:class-names="">h</text:span></text:p>
                  </text:list-item>
                </text:list>
              </table:table-cell>
              <table:table-cell table:style-name="a432">
                <text:list text:style-name="a431">
                  <text:list-item>
                    <text:p text:style-name="a430" text:class-names="" text:cond-style-name=""><text:span text:style-name="a429" text:class-names="">a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69" draw:style-name="a435" draw:name="pole tekstowe 5" svg:x="0.78667in" svg:y="3.14667in" svg:width="1.41333in" svg:height="0.40391in">
          <draw:text-box>
            <text:p text:style-name="a434" text:class-names="" text:cond-style-name=""><text:span text:style-name="a433" text:class-names="">Funkcja 2</text:span></text:p>
          </draw:text-box>
          <svg:title/>
          <svg:desc/>
        </draw:frame>
        <draw:frame draw:id="id70" draw:name="Tabela 6" svg:x="2.19556in" svg:y="3.60037in" svg:width="8.88889in" svg:height="0.81111in">
          <table:table table:style-name="a43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37" table:default-cell-style-name=""/>
            <table:table-column table:style-name="a438" table:default-cell-style-name=""/>
            <table:table-column table:style-name="a439" table:default-cell-style-name=""/>
            <table:table-column table:style-name="a440" table:default-cell-style-name=""/>
            <table:table-row table:style-name="a441" table:default-cell-style-name="">
              <table:table-cell table:style-name="a445">
                <text:list text:style-name="a444">
                  <text:list-item>
                    <text:p text:style-name="a443" text:class-names="" text:cond-style-name=""><text:span text:style-name="a442" text:class-names="">Argument</text:span></text:p>
                  </text:list-item>
                </text:list>
              </table:table-cell>
              <table:table-cell table:style-name="a449">
                <text:list text:style-name="a448">
                  <text:list-item>
                    <text:p text:style-name="a447" text:class-names="" text:cond-style-name=""><text:span text:style-name="a446" text:class-names="">12; 4</text:span></text:p>
                  </text:list-item>
                </text:list>
              </table:table-cell>
              <table:table-cell table:style-name="a453">
                <text:list text:style-name="a452">
                  <text:list-item>
                    <text:p text:style-name="a451" text:class-names="" text:cond-style-name=""><text:span text:style-name="a450" text:class-names="">3; 5</text:span></text:p>
                  </text:list-item>
                </text:list>
              </table:table-cell>
              <table:table-cell table:style-name="a457">
                <text:list text:style-name="a456">
                  <text:list-item>
                    <text:p text:style-name="a455" text:class-names="" text:cond-style-name=""><text:span text:style-name="a454" text:class-names="">7; 5</text:span></text:p>
                  </text:list-item>
                </text:list>
              </table:table-cell>
            </table:table-row>
            <table:table-row table:style-name="a458" table:default-cell-style-name="">
              <table:table-cell table:style-name="a462">
                <text:list text:style-name="a461">
                  <text:list-item>
                    <text:p text:style-name="a460" text:class-names="" text:cond-style-name=""><text:span text:style-name="a459" text:class-names="">Wynik</text:span></text:p>
                  </text:list-item>
                </text:list>
              </table:table-cell>
              <table:table-cell table:style-name="a466">
                <text:list text:style-name="a465">
                  <text:list-item>
                    <text:p text:style-name="a464" text:class-names="" text:cond-style-name=""><text:span text:style-name="a463" text:class-names="">8</text:span></text:p>
                  </text:list-item>
                </text:list>
              </table:table-cell>
              <table:table-cell table:style-name="a470">
                <text:list text:style-name="a469">
                  <text:list-item>
                    <text:p text:style-name="a468" text:class-names="" text:cond-style-name=""><text:span text:style-name="a467" text:class-names="">-2</text:span></text:p>
                  </text:list-item>
                </text:list>
              </table:table-cell>
              <table:table-cell table:style-name="a474">
                <text:list text:style-name="a473">
                  <text:list-item>
                    <text:p text:style-name="a472" text:class-names="" text:cond-style-name=""><text:span text:style-name="a471" text:class-names="">2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1" draw:style-name="a477" draw:name="pole tekstowe 7" svg:x="0.89333in" svg:y="5.58667in" svg:width="1.36in" svg:height="0.40391in">
          <draw:text-box>
            <text:p text:style-name="a476" text:class-names="" text:cond-style-name=""><text:span text:style-name="a475" text:class-names="">Funkcja 3</text:span></text:p>
          </draw:text-box>
          <svg:title/>
          <svg:desc/>
        </draw:frame>
        <draw:frame draw:id="id72" draw:name="Tabela 8" svg:x="2.16889in" svg:y="5.84037in" svg:width="8.88889in" svg:height="0.81111in">
          <table:table table:style-name="a47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79" table:default-cell-style-name=""/>
            <table:table-column table:style-name="a480" table:default-cell-style-name=""/>
            <table:table-column table:style-name="a481" table:default-cell-style-name=""/>
            <table:table-column table:style-name="a482" table:default-cell-style-name=""/>
            <table:table-row table:style-name="a483" table:default-cell-style-name="">
              <table:table-cell table:style-name="a487">
                <text:list text:style-name="a486">
                  <text:list-item>
                    <text:p text:style-name="a485" text:class-names="" text:cond-style-name=""><text:span text:style-name="a484" text:class-names="">Argument</text:span></text:p>
                  </text:list-item>
                </text:list>
              </table:table-cell>
              <table:table-cell table:style-name="a491">
                <text:list text:style-name="a490">
                  <text:list-item>
                    <text:p text:style-name="a489" text:class-names="" text:cond-style-name=""><text:span text:style-name="a488" text:class-names="">a</text:span></text:p>
                  </text:list-item>
                </text:list>
              </table:table-cell>
              <table:table-cell table:style-name="a495">
                <text:list text:style-name="a494">
                  <text:list-item>
                    <text:p text:style-name="a493" text:class-names="" text:cond-style-name=""><text:span text:style-name="a492" text:class-names="">b</text:span></text:p>
                  </text:list-item>
                </text:list>
              </table:table-cell>
              <table:table-cell table:style-name="a500">
                <text:list text:style-name="a499">
                  <text:list-item>
                    <text:p text:style-name="a498" text:class-names="" text:cond-style-name=""><text:span text:style-name="a496" text:class-names="">r</text:span><text:span text:style-name="a497" text:class-names=""/></text:p>
                  </text:list-item>
                </text:list>
              </table:table-cell>
            </table:table-row>
            <table:table-row table:style-name="a501" table:default-cell-style-name="">
              <table:table-cell table:style-name="a505">
                <text:list text:style-name="a504">
                  <text:list-item>
                    <text:p text:style-name="a503" text:class-names="" text:cond-style-name=""><text:span text:style-name="a502" text:class-names="">Wynik</text:span></text:p>
                  </text:list-item>
                </text:list>
              </table:table-cell>
              <table:table-cell table:style-name="a509">
                <text:list text:style-name="a508">
                  <text:list-item>
                    <text:p text:style-name="a507" text:class-names="" text:cond-style-name=""><text:span text:style-name="a506" text:class-names="">97</text:span></text:p>
                  </text:list-item>
                </text:list>
              </table:table-cell>
              <table:table-cell table:style-name="a513">
                <text:list text:style-name="a512">
                  <text:list-item>
                    <text:p text:style-name="a511" text:class-names="" text:cond-style-name=""><text:span text:style-name="a510" text:class-names="">98</text:span></text:p>
                  </text:list-item>
                </text:list>
              </table:table-cell>
              <table:table-cell table:style-name="a517">
                <text:list text:style-name="a516">
                  <text:list-item>
                    <text:p text:style-name="a515" text:class-names="" text:cond-style-name=""><text:span text:style-name="a514" text:class-names="">114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73" draw:style-name="a520" draw:name="pole tekstowe 9" svg:x="0.23231in" svg:y="0.14634in" svg:width="1.13479in" svg:height="0.40391in">
          <draw:text-box>
            <text:p text:style-name="a519" text:class-names="" text:cond-style-name=""><text:span text:style-name="a518" text:class-names="">Wersja A</text:span></text:p>
          </draw:text-box>
          <svg:title/>
          <svg:desc/>
        </draw:frame>
      </draw:page>
      <draw:page draw:name="Slide11" draw:style-name="a521" draw:master-page-name="Master1-Layout7-blank-Pusty" presentation:presentation-page-layout-name="Master1-PPL7" draw:id="Slide-266">
        <draw:frame draw:id="id74" draw:style-name="a524" draw:name="pole tekstowe 3" svg:x="0.85333in" svg:y="0.62667in" svg:width="1.77333in" svg:height="0.40391in">
          <draw:text-box>
            <text:p text:style-name="a523" text:class-names="" text:cond-style-name=""><text:span text:style-name="a522" text:class-names="">Funkcja 1</text:span></text:p>
          </draw:text-box>
          <svg:title/>
          <svg:desc/>
        </draw:frame>
        <draw:frame draw:id="id75" draw:name="Tabela 4" svg:x="2.22222in" svg:y="1.10704in" svg:width="8.88889in" svg:height="0.81111in">
          <table:table table:style-name="a52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26" table:default-cell-style-name=""/>
            <table:table-column table:style-name="a527" table:default-cell-style-name=""/>
            <table:table-column table:style-name="a528" table:default-cell-style-name=""/>
            <table:table-column table:style-name="a529" table:default-cell-style-name=""/>
            <table:table-row table:style-name="a530" table:default-cell-style-name="">
              <table:table-cell table:style-name="a534">
                <text:list text:style-name="a533">
                  <text:list-item>
                    <text:p text:style-name="a532" text:class-names="" text:cond-style-name=""><text:span text:style-name="a531" text:class-names="">Argument</text:span></text:p>
                  </text:list-item>
                </text:list>
              </table:table-cell>
              <table:table-cell table:style-name="a538">
                <text:list text:style-name="a537">
                  <text:list-item>
                    <text:p text:style-name="a536" text:class-names="" text:cond-style-name=""><text:span text:style-name="a535" text:class-names="">a</text:span></text:p>
                  </text:list-item>
                </text:list>
              </table:table-cell>
              <table:table-cell table:style-name="a542">
                <text:list text:style-name="a541">
                  <text:list-item>
                    <text:p text:style-name="a540" text:class-names="" text:cond-style-name=""><text:span text:style-name="a539" text:class-names="">g</text:span></text:p>
                  </text:list-item>
                </text:list>
              </table:table-cell>
              <table:table-cell table:style-name="a546">
                <text:list text:style-name="a545">
                  <text:list-item>
                    <text:p text:style-name="a544" text:class-names="" text:cond-style-name=""><text:span text:style-name="a543" text:class-names="">z</text:span></text:p>
                  </text:list-item>
                </text:list>
              </table:table-cell>
            </table:table-row>
            <table:table-row table:style-name="a547" table:default-cell-style-name="">
              <table:table-cell table:style-name="a551">
                <text:list text:style-name="a550">
                  <text:list-item>
                    <text:p text:style-name="a549" text:class-names="" text:cond-style-name=""><text:span text:style-name="a548" text:class-names="">Wynik</text:span></text:p>
                  </text:list-item>
                </text:list>
              </table:table-cell>
              <table:table-cell table:style-name="a555">
                <text:list text:style-name="a554">
                  <text:list-item>
                    <text:p text:style-name="a553" text:class-names="" text:cond-style-name=""><text:span text:style-name="a552" text:class-names="">z</text:span></text:p>
                  </text:list-item>
                </text:list>
              </table:table-cell>
              <table:table-cell table:style-name="a559">
                <text:list text:style-name="a558">
                  <text:list-item>
                    <text:p text:style-name="a557" text:class-names="" text:cond-style-name=""><text:span text:style-name="a556" text:class-names="">f</text:span></text:p>
                  </text:list-item>
                </text:list>
              </table:table-cell>
              <table:table-cell table:style-name="a563">
                <text:list text:style-name="a562">
                  <text:list-item>
                    <text:p text:style-name="a561" text:class-names="" text:cond-style-name=""><text:span text:style-name="a560" text:class-names="">y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76" draw:style-name="a566" draw:name="pole tekstowe 5" svg:x="0.78667in" svg:y="3.14667in" svg:width="1.41333in" svg:height="0.40391in">
          <draw:text-box>
            <text:p text:style-name="a565" text:class-names="" text:cond-style-name=""><text:span text:style-name="a564" text:class-names="">Funkcja 2</text:span></text:p>
          </draw:text-box>
          <svg:title/>
          <svg:desc/>
        </draw:frame>
        <draw:frame draw:id="id77" draw:name="Tabela 6" svg:x="2.19556in" svg:y="3.60037in" svg:width="8.88889in" svg:height="0.81111in">
          <table:table table:style-name="a56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68" table:default-cell-style-name=""/>
            <table:table-column table:style-name="a569" table:default-cell-style-name=""/>
            <table:table-column table:style-name="a570" table:default-cell-style-name=""/>
            <table:table-column table:style-name="a571" table:default-cell-style-name=""/>
            <table:table-row table:style-name="a572" table:default-cell-style-name="">
              <table:table-cell table:style-name="a576">
                <text:list text:style-name="a575">
                  <text:list-item>
                    <text:p text:style-name="a574" text:class-names="" text:cond-style-name=""><text:span text:style-name="a573" text:class-names="">Argument</text:span></text:p>
                  </text:list-item>
                </text:list>
              </table:table-cell>
              <table:table-cell table:style-name="a580">
                <text:list text:style-name="a579">
                  <text:list-item>
                    <text:p text:style-name="a578" text:class-names="" text:cond-style-name=""><text:span text:style-name="a577" text:class-names="">12; 4</text:span></text:p>
                  </text:list-item>
                </text:list>
              </table:table-cell>
              <table:table-cell table:style-name="a584">
                <text:list text:style-name="a583">
                  <text:list-item>
                    <text:p text:style-name="a582" text:class-names="" text:cond-style-name=""><text:span text:style-name="a581" text:class-names="">3; 5</text:span></text:p>
                  </text:list-item>
                </text:list>
              </table:table-cell>
              <table:table-cell table:style-name="a588">
                <text:list text:style-name="a587">
                  <text:list-item>
                    <text:p text:style-name="a586" text:class-names="" text:cond-style-name=""><text:span text:style-name="a585" text:class-names="">13; 5</text:span></text:p>
                  </text:list-item>
                </text:list>
              </table:table-cell>
            </table:table-row>
            <table:table-row table:style-name="a589" table:default-cell-style-name="">
              <table:table-cell table:style-name="a593">
                <text:list text:style-name="a592">
                  <text:list-item>
                    <text:p text:style-name="a591" text:class-names="" text:cond-style-name=""><text:span text:style-name="a590" text:class-names="">Wynik</text:span></text:p>
                  </text:list-item>
                </text:list>
              </table:table-cell>
              <table:table-cell table:style-name="a597">
                <text:list text:style-name="a596">
                  <text:list-item>
                    <text:p text:style-name="a595" text:class-names="" text:cond-style-name=""><text:span text:style-name="a594" text:class-names="">8</text:span></text:p>
                  </text:list-item>
                </text:list>
              </table:table-cell>
              <table:table-cell table:style-name="a601">
                <text:list text:style-name="a600">
                  <text:list-item>
                    <text:p text:style-name="a599" text:class-names="" text:cond-style-name=""><text:span text:style-name="a598" text:class-names="">2</text:span></text:p>
                  </text:list-item>
                </text:list>
              </table:table-cell>
              <table:table-cell table:style-name="a605">
                <text:list text:style-name="a604">
                  <text:list-item>
                    <text:p text:style-name="a603" text:class-names="" text:cond-style-name=""><text:span text:style-name="a602" text:class-names="">8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78" draw:style-name="a608" draw:name="pole tekstowe 7" svg:x="0.89333in" svg:y="5.58667in" svg:width="1.36in" svg:height="0.40391in">
          <draw:text-box>
            <text:p text:style-name="a607" text:class-names="" text:cond-style-name=""><text:span text:style-name="a606" text:class-names="">Funkcja 3</text:span></text:p>
          </draw:text-box>
          <svg:title/>
          <svg:desc/>
        </draw:frame>
        <draw:frame draw:id="id79" draw:name="Tabela 8" svg:x="2.16889in" svg:y="5.84037in" svg:width="8.88889in" svg:height="0.81111in">
          <table:table table:style-name="a60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10" table:default-cell-style-name=""/>
            <table:table-column table:style-name="a611" table:default-cell-style-name=""/>
            <table:table-column table:style-name="a612" table:default-cell-style-name=""/>
            <table:table-column table:style-name="a613" table:default-cell-style-name=""/>
            <table:table-row table:style-name="a614" table:default-cell-style-name="">
              <table:table-cell table:style-name="a618">
                <text:list text:style-name="a617">
                  <text:list-item>
                    <text:p text:style-name="a616" text:class-names="" text:cond-style-name=""><text:span text:style-name="a615" text:class-names="">Argument</text:span></text:p>
                  </text:list-item>
                </text:list>
              </table:table-cell>
              <table:table-cell table:style-name="a622">
                <text:list text:style-name="a621">
                  <text:list-item>
                    <text:p text:style-name="a620" text:class-names="" text:cond-style-name=""><text:span text:style-name="a619" text:class-names="">3</text:span></text:p>
                  </text:list-item>
                </text:list>
              </table:table-cell>
              <table:table-cell table:style-name="a626">
                <text:list text:style-name="a625">
                  <text:list-item>
                    <text:p text:style-name="a624" text:class-names="" text:cond-style-name=""><text:span text:style-name="a623" text:class-names="">4</text:span></text:p>
                  </text:list-item>
                </text:list>
              </table:table-cell>
              <table:table-cell table:style-name="a630">
                <text:list text:style-name="a629">
                  <text:list-item>
                    <text:p text:style-name="a628" text:class-names="" text:cond-style-name=""><text:span text:style-name="a627" text:class-names="">10</text:span></text:p>
                  </text:list-item>
                </text:list>
              </table:table-cell>
            </table:table-row>
            <table:table-row table:style-name="a631" table:default-cell-style-name="">
              <table:table-cell table:style-name="a635">
                <text:list text:style-name="a634">
                  <text:list-item>
                    <text:p text:style-name="a633" text:class-names="" text:cond-style-name=""><text:span text:style-name="a632" text:class-names="">Wynik</text:span></text:p>
                  </text:list-item>
                </text:list>
              </table:table-cell>
              <table:table-cell table:style-name="a639">
                <text:list text:style-name="a638">
                  <text:list-item>
                    <text:p text:style-name="a637" text:class-names="" text:cond-style-name=""><text:span text:style-name="a636" text:class-names="">11</text:span></text:p>
                  </text:list-item>
                </text:list>
              </table:table-cell>
              <table:table-cell table:style-name="a643">
                <text:list text:style-name="a642">
                  <text:list-item>
                    <text:p text:style-name="a641" text:class-names="" text:cond-style-name=""><text:span text:style-name="a640" text:class-names="">100</text:span></text:p>
                  </text:list-item>
                </text:list>
              </table:table-cell>
              <table:table-cell table:style-name="a647">
                <text:list text:style-name="a646">
                  <text:list-item>
                    <text:p text:style-name="a645" text:class-names="" text:cond-style-name=""><text:span text:style-name="a644" text:class-names="">1010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80" draw:style-name="a650" draw:name="pole tekstowe 9" svg:x="0.23231in" svg:y="0.14634in" svg:width="1.12428in" svg:height="0.40391in">
          <draw:text-box>
            <text:p text:style-name="a649" text:class-names="" text:cond-style-name=""><text:span text:style-name="a648" text:class-names="">Wersja B</text:span></text:p>
          </draw:text-box>
          <svg:title/>
          <svg:desc/>
        </draw:frame>
      </draw:page>
      <draw:page draw:name="Slide16" draw:style-name="a651" draw:master-page-name="Master1-Layout7-blank-Pusty" presentation:presentation-page-layout-name="Master1-PPL7" draw:id="Slide-271">
        <draw:frame draw:id="id81" draw:style-name="a654" draw:name="pole tekstowe 3" svg:x="0.85333in" svg:y="0.62667in" svg:width="1.77333in" svg:height="0.40391in">
          <draw:text-box>
            <text:p text:style-name="a653" text:class-names="" text:cond-style-name=""><text:span text:style-name="a652" text:class-names="">Funkcja 1</text:span></text:p>
          </draw:text-box>
          <svg:title/>
          <svg:desc/>
        </draw:frame>
        <draw:frame draw:id="id82" draw:name="Tabela 4" svg:x="2.22222in" svg:y="1.10704in" svg:width="8.88889in" svg:height="0.81111in">
          <table:table table:style-name="a65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56" table:default-cell-style-name=""/>
            <table:table-column table:style-name="a657" table:default-cell-style-name=""/>
            <table:table-column table:style-name="a658" table:default-cell-style-name=""/>
            <table:table-column table:style-name="a659" table:default-cell-style-name=""/>
            <table:table-row table:style-name="a660" table:default-cell-style-name="">
              <table:table-cell table:style-name="a664">
                <text:list text:style-name="a663">
                  <text:list-item>
                    <text:p text:style-name="a662" text:class-names="" text:cond-style-name=""><text:span text:style-name="a661" text:class-names="">Argument</text:span></text:p>
                  </text:list-item>
                </text:list>
              </table:table-cell>
              <table:table-cell table:style-name="a668">
                <text:list text:style-name="a667">
                  <text:list-item>
                    <text:p text:style-name="a666" text:class-names="" text:cond-style-name=""><text:span text:style-name="a665" text:class-names="">a</text:span></text:p>
                  </text:list-item>
                </text:list>
              </table:table-cell>
              <table:table-cell table:style-name="a672">
                <text:list text:style-name="a671">
                  <text:list-item>
                    <text:p text:style-name="a670" text:class-names="" text:cond-style-name=""><text:span text:style-name="a669" text:class-names="">g</text:span></text:p>
                  </text:list-item>
                </text:list>
              </table:table-cell>
              <table:table-cell table:style-name="a676">
                <text:list text:style-name="a675">
                  <text:list-item>
                    <text:p text:style-name="a674" text:class-names="" text:cond-style-name=""><text:span text:style-name="a673" text:class-names="">z</text:span></text:p>
                  </text:list-item>
                </text:list>
              </table:table-cell>
            </table:table-row>
            <table:table-row table:style-name="a677" table:default-cell-style-name="">
              <table:table-cell table:style-name="a681">
                <text:list text:style-name="a680">
                  <text:list-item>
                    <text:p text:style-name="a679" text:class-names="" text:cond-style-name=""><text:span text:style-name="a678" text:class-names="">Wynik</text:span></text:p>
                  </text:list-item>
                </text:list>
              </table:table-cell>
              <table:table-cell table:style-name="a685">
                <text:list text:style-name="a684">
                  <text:list-item>
                    <text:p text:style-name="a683" text:class-names="" text:cond-style-name=""><text:span text:style-name="a682" text:class-names="">c</text:span></text:p>
                  </text:list-item>
                </text:list>
              </table:table-cell>
              <table:table-cell table:style-name="a689">
                <text:list text:style-name="a688">
                  <text:list-item>
                    <text:p text:style-name="a687" text:class-names="" text:cond-style-name=""><text:span text:style-name="a686" text:class-names="">i</text:span></text:p>
                  </text:list-item>
                </text:list>
              </table:table-cell>
              <table:table-cell table:style-name="a693">
                <text:list text:style-name="a692">
                  <text:list-item>
                    <text:p text:style-name="a691" text:class-names="" text:cond-style-name=""><text:span text:style-name="a690" text:class-names="">b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83" draw:style-name="a696" draw:name="pole tekstowe 5" svg:x="0.78667in" svg:y="3.14667in" svg:width="1.41333in" svg:height="0.40391in">
          <draw:text-box>
            <text:p text:style-name="a695" text:class-names="" text:cond-style-name=""><text:span text:style-name="a694" text:class-names="">Funkcja 2</text:span></text:p>
          </draw:text-box>
          <svg:title/>
          <svg:desc/>
        </draw:frame>
        <draw:frame draw:id="id84" draw:name="Tabela 6" svg:x="2.19556in" svg:y="3.60037in" svg:width="8.88889in" svg:height="0.81111in">
          <table:table table:style-name="a69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98" table:default-cell-style-name=""/>
            <table:table-column table:style-name="a699" table:default-cell-style-name=""/>
            <table:table-column table:style-name="a700" table:default-cell-style-name=""/>
            <table:table-column table:style-name="a701" table:default-cell-style-name=""/>
            <table:table-row table:style-name="a702" table:default-cell-style-name="">
              <table:table-cell table:style-name="a706">
                <text:list text:style-name="a705">
                  <text:list-item>
                    <text:p text:style-name="a704" text:class-names="" text:cond-style-name=""><text:span text:style-name="a703" text:class-names="">Argument</text:span></text:p>
                  </text:list-item>
                </text:list>
              </table:table-cell>
              <table:table-cell table:style-name="a710">
                <text:list text:style-name="a709">
                  <text:list-item>
                    <text:p text:style-name="a708" text:class-names="" text:cond-style-name=""><text:span text:style-name="a707" text:class-names="">2; 10</text:span></text:p>
                  </text:list-item>
                </text:list>
              </table:table-cell>
              <table:table-cell table:style-name="a714">
                <text:list text:style-name="a713">
                  <text:list-item>
                    <text:p text:style-name="a712" text:class-names="" text:cond-style-name=""><text:span text:style-name="a711" text:class-names="">3; 3</text:span></text:p>
                  </text:list-item>
                </text:list>
              </table:table-cell>
              <table:table-cell table:style-name="a718">
                <text:list text:style-name="a717">
                  <text:list-item>
                    <text:p text:style-name="a716" text:class-names="" text:cond-style-name=""><text:span text:style-name="a715" text:class-names="">1; 5</text:span></text:p>
                  </text:list-item>
                </text:list>
              </table:table-cell>
            </table:table-row>
            <table:table-row table:style-name="a719" table:default-cell-style-name="">
              <table:table-cell table:style-name="a723">
                <text:list text:style-name="a722">
                  <text:list-item>
                    <text:p text:style-name="a721" text:class-names="" text:cond-style-name=""><text:span text:style-name="a720" text:class-names="">Wynik</text:span></text:p>
                  </text:list-item>
                </text:list>
              </table:table-cell>
              <table:table-cell table:style-name="a727">
                <text:list text:style-name="a726">
                  <text:list-item>
                    <text:p text:style-name="a725" text:class-names="" text:cond-style-name=""><text:span text:style-name="a724" text:class-names="">1024</text:span></text:p>
                  </text:list-item>
                </text:list>
              </table:table-cell>
              <table:table-cell table:style-name="a731">
                <text:list text:style-name="a730">
                  <text:list-item>
                    <text:p text:style-name="a729" text:class-names="" text:cond-style-name=""><text:span text:style-name="a728" text:class-names="">27</text:span></text:p>
                  </text:list-item>
                </text:list>
              </table:table-cell>
              <table:table-cell table:style-name="a735">
                <text:list text:style-name="a734">
                  <text:list-item>
                    <text:p text:style-name="a733" text:class-names="" text:cond-style-name=""><text:span text:style-name="a732" text:class-names="">1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85" draw:style-name="a738" draw:name="pole tekstowe 7" svg:x="0.89333in" svg:y="5.58667in" svg:width="1.36in" svg:height="0.40391in">
          <draw:text-box>
            <text:p text:style-name="a737" text:class-names="" text:cond-style-name=""><text:span text:style-name="a736" text:class-names="">Funkcja 3</text:span></text:p>
          </draw:text-box>
          <svg:title/>
          <svg:desc/>
        </draw:frame>
        <draw:frame draw:id="id86" draw:name="Tabela 8" svg:x="2.16889in" svg:y="5.84037in" svg:width="8.88889in" svg:height="0.81111in">
          <table:table table:style-name="a73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40" table:default-cell-style-name=""/>
            <table:table-column table:style-name="a741" table:default-cell-style-name=""/>
            <table:table-column table:style-name="a742" table:default-cell-style-name=""/>
            <table:table-column table:style-name="a743" table:default-cell-style-name=""/>
            <table:table-row table:style-name="a744" table:default-cell-style-name="">
              <table:table-cell table:style-name="a748">
                <text:list text:style-name="a747">
                  <text:list-item>
                    <text:p text:style-name="a746" text:class-names="" text:cond-style-name=""><text:span text:style-name="a745" text:class-names="">Argument</text:span></text:p>
                  </text:list-item>
                </text:list>
              </table:table-cell>
              <table:table-cell table:style-name="a752">
                <text:list text:style-name="a751">
                  <text:list-item>
                    <text:p text:style-name="a750" text:class-names="" text:cond-style-name=""><text:span text:style-name="a749" text:class-names="">3</text:span></text:p>
                  </text:list-item>
                </text:list>
              </table:table-cell>
              <table:table-cell table:style-name="a756">
                <text:list text:style-name="a755">
                  <text:list-item>
                    <text:p text:style-name="a754" text:class-names="" text:cond-style-name=""><text:span text:style-name="a753" text:class-names="">14</text:span></text:p>
                  </text:list-item>
                </text:list>
              </table:table-cell>
              <table:table-cell table:style-name="a760">
                <text:list text:style-name="a759">
                  <text:list-item>
                    <text:p text:style-name="a758" text:class-names="" text:cond-style-name=""><text:span text:style-name="a757" text:class-names="">100</text:span></text:p>
                  </text:list-item>
                </text:list>
              </table:table-cell>
            </table:table-row>
            <table:table-row table:style-name="a761" table:default-cell-style-name="">
              <table:table-cell table:style-name="a765">
                <text:list text:style-name="a764">
                  <text:list-item>
                    <text:p text:style-name="a763" text:class-names="" text:cond-style-name=""><text:span text:style-name="a762" text:class-names="">Wynik</text:span></text:p>
                  </text:list-item>
                </text:list>
              </table:table-cell>
              <table:table-cell table:style-name="a769">
                <text:list text:style-name="a768">
                  <text:list-item>
                    <text:p text:style-name="a767" text:class-names="" text:cond-style-name=""><text:span text:style-name="a766" text:class-names="">3</text:span></text:p>
                  </text:list-item>
                </text:list>
              </table:table-cell>
              <table:table-cell table:style-name="a773">
                <text:list text:style-name="a772">
                  <text:list-item>
                    <text:p text:style-name="a771" text:class-names="" text:cond-style-name=""><text:span text:style-name="a770" text:class-names="">16</text:span></text:p>
                  </text:list-item>
                </text:list>
              </table:table-cell>
              <table:table-cell table:style-name="a777">
                <text:list text:style-name="a776">
                  <text:list-item>
                    <text:p text:style-name="a775" text:class-names="" text:cond-style-name=""><text:span text:style-name="a774" text:class-names="">144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87" draw:style-name="a780" draw:name="pole tekstowe 9" svg:x="0.23231in" svg:y="0.14634in" svg:width="1.11551in" svg:height="0.40391in">
          <draw:text-box>
            <text:p text:style-name="a779" text:class-names="" text:cond-style-name=""><text:span text:style-name="a778" text:class-names="">Wersja C</text:span></text:p>
          </draw:text-box>
          <svg:title/>
          <svg:desc/>
        </draw:frame>
      </draw:page>
      <draw:page draw:name="Slide3" draw:style-name="a781" draw:master-page-name="Master1-Layout2-obj-Tytuł-i-zawartość" presentation:presentation-page-layout-name="Master1-PPL2" draw:id="Slide-258">
        <draw:frame draw:id="id88" presentation:style-name="a784" draw:name="Tytuł 1" svg:x="0.91667in" svg:y="0.39931in" svg:width="11.5in" svg:height="1.44965in" presentation:class="title" presentation:placeholder="false">
          <draw:text-box>
            <text:p text:style-name="a783" text:class-names="" text:cond-style-name=""><text:span text:style-name="a782" text:class-names="">Zadanie 2</text:span></text:p>
          </draw:text-box>
          <svg:title/>
          <svg:desc/>
        </draw:frame>
        <draw:frame draw:id="id89" presentation:style-name="a802" draw:name="Symbol zastępczy zawartości 2" svg:x="0.91667in" svg:y="1.99653in" svg:width="11.5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5" text:class-names="">Dana jest funkcja<text:s text:c="1"/></text:span><text:span text:style-name="a786" text:class-names="">zawiera_wyraz</text:span><text:span text:style-name="a787" text:class-names=""><text:s text:c="1"/></text:span><text:span text:style-name="a788" text:class-names="">napisana w C++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Wykorzystaj funkcję do rozwiązania zadania</text:span></text:p>
              </text:list-item>
            </text:list>
            <text:list text:style-name="a798">
              <text:list-item>
                <text:p text:style-name="a797" text:class-names="" text:cond-style-name=""><text:span text:style-name="a794" text:class-names="">Nie zmieniaj implementacji funkcji<text:s text:c="1"/></text:span><text:span text:style-name="a795" text:class-names="">zawiera_wyraz</text:span><text:span text:style-name="a796" text:class-names=""/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Możesz założyć, że podana funkcja działa poprawnie dla danych zgodnych ze specyfikacją</text:span></text:p>
              </text:list-item>
            </text:list>
          </draw:text-box>
          <svg:title/>
          <svg:desc/>
        </draw:frame>
      </draw:page>
      <draw:page draw:name="Slide6" draw:style-name="a803" draw:master-page-name="Master1-Layout2-obj-Tytuł-i-zawartość" presentation:presentation-page-layout-name="Master1-PPL2" draw:id="Slide-261">
        <draw:frame draw:id="id90" presentation:style-name="a806" draw:name="Tytuł 1" svg:x="0.91667in" svg:y="0.39931in" svg:width="11.5in" svg:height="1.44965in" presentation:class="title" presentation:placeholder="false">
          <draw:text-box>
            <text:p text:style-name="a805" text:class-names="" text:cond-style-name=""><text:span text:style-name="a804" text:class-names="">Specyfikacja</text:span></text:p>
          </draw:text-box>
          <svg:title/>
          <svg:desc/>
        </draw:frame>
        <draw:frame draw:id="id91" presentation:style-name="a839" draw:name="Symbol zastępczy zawartości 2" svg:x="0.91667in" svg:y="1.99653in" svg:width="11.5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Dane:</text:span></text:p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0" text:class-names="">tekst</text:span><text:span text:style-name="a811" text:class-names=""><text:s text:c="1"/>– ciąg znaków, tekst do przeszukania</text:span></text:p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4" text:class-names="">wyraz</text:span><text:span text:style-name="a815" text:class-names=""><text:s text:c="1"/>– ciąg znaków, wyraz do znalezienia</text:span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/></text:p>
                  </text:list-item>
                </text:list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Wynik:</text:span></text:p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4" text:class-names="">True</text:span><text:span text:style-name="a825" text:class-names=""><text:s text:c="1"/>– jeżeli<text:s text:c="1"/></text:span><text:span text:style-name="a826" text:class-names="">wyraz</text:span><text:span text:style-name="a827" text:class-names=""><text:s text:c="1"/>zawiera się w zmiennej<text:s text:c="1"/></text:span><text:span text:style-name="a828" text:class-names="">tekst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1" text:class-names="">False</text:span><text:span text:style-name="a832" text:class-names=""><text:s text:c="1"/></text:span><text:span text:style-name="a833" text:class-names="">–</text:span><text:span text:style-name="a834" text:class-names=""><text:s text:c="1"/></text:span><text:span text:style-name="a835" text:class-names="">w przeciwnym przypadku</text:span><text:span text:style-name="a83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840" draw:master-page-name="Master1-Layout2-obj-Tytuł-i-zawartość" presentation:presentation-page-layout-name="Master1-PPL2" draw:id="Slide-267">
        <draw:frame draw:id="id92" presentation:style-name="a843" draw:name="Tytuł 1" svg:x="0.91667in" svg:y="0.39931in" svg:width="11.5in" svg:height="1.44965in" presentation:class="title" presentation:placeholder="false">
          <draw:text-box>
            <text:p text:style-name="a842" text:class-names="" text:cond-style-name=""><text:span text:style-name="a841" text:class-names="">Zadanie</text:span></text:p>
          </draw:text-box>
          <svg:title/>
          <svg:desc/>
        </draw:frame>
        <draw:frame draw:id="id93" presentation:style-name="a865" draw:name="Symbol zastępczy zawartości 2" svg:x="0.91667in" svg:y="1.99653in" svg:width="11.5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4" text:class-names="">Polityk Iksiński otrzymał ciąg znaków jako maila od swojego przeciwnika. <text:s text:c="1"/>Iksiński podejrzewa, że w mailu zawarta jest wulgarna nazwa tylnej części ciała poniżej krzyża, pisana jawnie (obraza I-go stopnia) lub od tyłu (obraza <text:s text:c="1"/>II-go stopnia). Napisz program wykorzystujący funkcję <text:s text:c="1"/></text:span><text:span text:style-name="a845" text:class-names="">zawiera_wyraz</text:span><text:span text:style-name="a846" text:class-names=""><text:s text:c="1"/></text:span><text:span text:style-name="a847" text:class-names="">i ustalający stopień obrazy (0 – brak obrazy, I lub II stopień obrazy). Program powinien ustalać stopień obrazy dla dowolnego ciągu znaków i wyrazu (np. imbecyl, debil, idiota, kretyn itd.)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Tekst maila: xertyapudws7r54dg67a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14" draw:style-name="a866" draw:master-page-name="Master1-Layout2-obj-Tytuł-i-zawartość" presentation:presentation-page-layout-name="Master1-PPL2" draw:id="Slide-269">
        <draw:frame draw:id="id94" presentation:style-name="a869" draw:name="Tytuł 1" svg:x="0.91667in" svg:y="0.39931in" svg:width="11.5in" svg:height="1.44965in" presentation:class="title" presentation:placeholder="false">
          <draw:text-box>
            <text:p text:style-name="a868" text:class-names="" text:cond-style-name=""><text:span text:style-name="a867" text:class-names="">Specyfikacja zadania</text:span></text:p>
          </draw:text-box>
          <svg:title/>
          <svg:desc/>
        </draw:frame>
        <draw:frame draw:id="id95" presentation:style-name="a906" draw:name="Symbol zastępczy zawartości 2" svg:x="0.91667in" svg:y="1.99653in" svg:width="11.5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Dane:</text:span></text:p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3" text:class-names="">tekst</text:span><text:span text:style-name="a874" text:class-names=""><text:s text:c="1"/>– ciąg znaków</text:span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7" text:class-names="">wyraz</text:span><text:span text:style-name="a878" text:class-names=""><text:s text:c="1"/>– ciąg znaków nie dłuższy niż tekst</text:span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/></text:p>
                  </text:list-item>
                </text:list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Wynik: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7" text:class-names="">Obraza 0 stopnia</text:span><text:span text:style-name="a888" text:class-names=""><text:s text:c="1"/>– jeżeli tekst nie zawiera wyrazu lub wyrazu pisanego od tyło</text:span><text:span text:style-name="a889" text:class-names=""/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2" text:class-names="">Obraza 1 stopnia</text:span><text:span text:style-name="a893" text:class-names=""><text:s text:c="1"/></text:span><text:span text:style-name="a894" text:class-names="">–</text:span><text:span text:style-name="a895" text:class-names=""><text:s text:c="1"/></text:span><text:span text:style-name="a896" text:class-names="">jeżeli tekst zawiera wyraz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899" text:class-names="">Obraza 2 stopnia</text:span><text:span text:style-name="a900" text:class-names=""><text:s text:c="1"/></text:span><text:span text:style-name="a901" text:class-names="">–</text:span><text:span text:style-name="a902" text:class-names=""><text:s text:c="1"/></text:span><text:span text:style-name="a903" text:class-names="">jeżeli tekst zawiera wyraz pisany od tyłu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907" draw:master-page-name="Master1-Layout2-obj-Tytuł-i-zawartość" presentation:presentation-page-layout-name="Master1-PPL2" draw:id="Slide-270">
        <draw:frame draw:id="id96" presentation:style-name="a910" draw:name="Tytuł 1" svg:x="0.91667in" svg:y="0.39931in" svg:width="11.5in" svg:height="1.44965in" presentation:class="title" presentation:placeholder="false">
          <draw:text-box>
            <text:p text:style-name="a909" text:class-names="" text:cond-style-name=""><text:span text:style-name="a908" text:class-names="">Przykłady</text:span></text:p>
          </draw:text-box>
          <svg:title/>
          <svg:desc/>
        </draw:frame>
        <draw:frame draw:id="id97" presentation:style-name="a958" draw:name="Symbol zastępczy zawartości 2" svg:x="0.91667in" svg:y="1.99653in" svg:width="11.5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Tekst: werd0debilopiku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Wyraz: debil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Wynik: Obraza I-go stopnia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Tekst: frgoplapud0qwe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Wyraz: dupa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Wynik: Obraza II-go stopnia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9">
              <text:list-item>
                <text:p text:style-name="a938" text:class-names="" text:cond-style-name=""><text:span text:style-name="a935" text:class-names="">Tekst:<text:s text:c="1"/></text:span><text:span text:style-name="a936" text:class-names="">sdifjgrgorernfsefrhgregrr</text:span><text:span text:style-name="a937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Wyraz : idiota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Wynik: Obraza 0-go stopnia (brak obrazy)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</draw:page>
      <draw:page draw:name="Slide4" draw:style-name="a959" draw:master-page-name="Master1-Layout2-obj-Tytuł-i-zawartość" presentation:presentation-page-layout-name="Master1-PPL2" draw:id="Slide-259">
        <draw:frame draw:id="id98" presentation:style-name="a962" draw:name="Tytuł 1" svg:x="0.91667in" svg:y="0.39931in" svg:width="11.5in" svg:height="1.44965in" presentation:class="title" presentation:placeholder="false">
          <draw:text-box>
            <text:p text:style-name="a961" text:class-names="" text:cond-style-name=""><text:span text:style-name="a960" text:class-names="">Zadanie 3</text:span></text:p>
          </draw:text-box>
          <svg:title/>
          <svg:desc/>
        </draw:frame>
        <draw:frame draw:id="id99" presentation:style-name="a980" draw:name="Symbol zastępczy zawartości 2" svg:x="0.91667in" svg:y="1.99653in" svg:width="11.5in" svg:height="4.75868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3" text:class-names="">Dana jest funkcja<text:s text:c="1"/></text:span><text:span text:style-name="a964" text:class-names="">czy_trójkąt</text:span><text:span text:style-name="a965" text:class-names="">, która dla danych trzech długości odcinków sprawdza, czy można z nich zbudować trójkąt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Dla podanych pięciu długości odcinków podaj wszystkie trójkąty, jakie można z nich zbudować</text:span></text:p>
              </text:list-item>
            </text:list>
            <text:list text:style-name="a975">
              <text:list-item>
                <text:p text:style-name="a974" text:class-names="" text:cond-style-name=""><text:span text:style-name="a971" text:class-names="">Zapisz wszystkie wywołania funkcji<text:s text:c="1"/></text:span><text:span text:style-name="a972" text:class-names="">czy_trójkąt</text:span><text:span text:style-name="a973" text:class-names=""><text:s text:c="1"/>potrzebne do wykonania zadania, razem z ich wynikiem, w formie:</text:span></text:p>
              </text:list-item>
            </text:list>
            <text:list text:style-name="a979">
              <text:list-item>
                <text:p text:style-name="a978" text:class-names="" text:cond-style-name=""><text:span text:style-name="a976" text:class-names="">czy_trójkąt</text:span><text:span text:style-name="a977" text:class-names="">(1,2,3) = NIE</text:span></text:p>
              </text:list-item>
            </text:list>
          </draw:text-box>
          <svg:title/>
          <svg:desc/>
        </draw:frame>
      </draw:page>
      <draw:page draw:name="Slide5" draw:style-name="a981" draw:master-page-name="Master1-Layout2-obj-Tytuł-i-zawartość" presentation:presentation-page-layout-name="Master1-PPL2" draw:id="Slide-260">
        <draw:frame draw:id="id100" presentation:style-name="a984" draw:name="Tytuł 1" svg:x="0.91667in" svg:y="0.39931in" svg:width="11.5in" svg:height="1.44965in" presentation:class="title" presentation:placeholder="false">
          <draw:text-box>
            <text:p text:style-name="a983" text:class-names="" text:cond-style-name=""><text:span text:style-name="a982" text:class-names="">Specyfikacja</text:span></text:p>
          </draw:text-box>
          <svg:title/>
          <svg:desc/>
        </draw:frame>
        <draw:frame draw:id="id101" presentation:style-name="a1006" draw:name="Symbol zastępczy zawartości 2" svg:x="0.91667in" svg:y="1.99653in" svg:width="11.5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Dane:</text:span></text:p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8" text:class-names="">a, b, c<text:s text:c="1"/></text:span><text:span text:style-name="a989" text:class-names="">– liczby naturalne, długości trzech odcinków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/></text:p>
                  </text:list-item>
                </text:list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Wynik:</text:span></text:p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8" text:class-names="">TAK</text:span><text:span text:style-name="a999" text:class-names=""><text:s text:c="1"/>– jeżeli z podanych długości odcinków można zbudować trójkąt</text:span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2" text:class-names="">NIE</text:span><text:span text:style-name="a1003" text:class-names=""><text:s text:c="1"/>– w przeciwnym wypadku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2">
      <style:table-cell-properties/>
    </style:style>
    <style:style style:family="table-cell" style:name="a363">
      <style:table-cell-properties fo:background-color="#cfd5ea"/>
    </style:style>
    <style:style style:family="table-cell" style:name="a35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/>
    </style:style>
    <style:style style:family="table-cell" style:name="a36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1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4" table:paragraph-style-name=""/>
      <table:last-row table:style-name="a365" table:paragraph-style-name=""/>
      <table:first-column table:style-name="a366" table:paragraph-style-name=""/>
      <table:last-column table:style-name="a367" table:paragraph-style-name=""/>
      <table:body table:style-name="a359" table:paragraph-style-name=""/>
      <table:even-rows table:style-name="a362" table:paragraph-style-name=""/>
      <table:odd-rows table:style-name="a363" table:paragraph-style-name=""/>
      <table:even-columns table:style-name="a360" table:paragraph-style-name=""/>
      <table:odd-columns table:style-name="a36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4.06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Kliknij, aby edytować styl</text:span></text:p>
        </draw:text-box>
        <svg:title/>
        <svg:desc/>
      </draw:frame>
      <draw:frame draw:id="id6" presentation:style-name="a38" draw:name="Podtytuł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04.06.2018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Kliknij, aby edytować styl</text:span></text:p>
        </draw:text-box>
        <svg:title/>
        <svg:desc/>
      </draw:frame>
      <draw:frame draw:id="id11" presentation:style-name="a70" draw:name="Symbol zastępczy zawartości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ytuj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04.06.2018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Kliknij, aby edytować styl</text:span></text:p>
        </draw:text-box>
        <svg:title/>
        <svg:desc/>
      </draw:frame>
      <draw:frame draw:id="id16" presentation:style-name="a90" draw:name="Symbol zastępczy tekst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ytuj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04.06.2018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Kliknij, aby edytować styl</text:span></text:p>
        </draw:text-box>
        <svg:title/>
        <svg:desc/>
      </draw:frame>
      <draw:frame draw:id="id21" presentation:style-name="a122" draw:name="Symbol zastępczy zawartości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ytuj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ytuj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04.06.2018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Kliknij, aby edytować styl</text:span></text:p>
        </draw:text-box>
        <svg:title/>
        <svg:desc/>
      </draw:frame>
      <draw:frame draw:id="id27" presentation:style-name="a158" draw:name="Symbol zastępczy tekst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ytuj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ytuj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ytuj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04.06.2018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Kliknij, aby edytować styl</text:span></text:p>
        </draw:text-box>
        <svg:title/>
        <svg:desc/>
      </draw:frame>
      <draw:frame draw:id="id35" presentation:style-name="a215" draw:name="Symbol zastępczy daty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04.06.2018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04.06.2018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Kliknij, aby edytować styl</text:span></text:p>
        </draw:text-box>
        <svg:title/>
        <svg:desc/>
      </draw:frame>
      <draw:frame draw:id="id42" presentation:style-name="a255" draw:name="Symbol zastępczy zawartości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04.06.2018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Kliknij, aby edytować styl</text:span></text:p>
        </draw:text-box>
        <svg:title/>
        <svg:desc/>
      </draw:frame>
      <draw:frame draw:id="id48" presentation:style-name="a278" draw:name="Symbol zastępczy obraz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04.06.2018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Kliknij, aby edytować styl</text:span></text:p>
        </draw:text-box>
        <svg:title/>
        <svg:desc/>
      </draw:frame>
      <draw:frame draw:id="id54" presentation:style-name="a314" draw:name="Symbol zastępczy tytułu pionowego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04.06.2018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Kliknij, aby edytować styl</text:span></text:p>
        </draw:text-box>
        <svg:title/>
        <svg:desc/>
      </draw:frame>
      <draw:frame draw:id="id59" presentation:style-name="a346" draw:name="Symbol zastępczy tytułu pionowego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04.06.2018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unkcje</dc:title>
    <meta:initial-creator>Damian Kurpiewski</meta:initial-creator>
    <dc:creator>Damian Kurpiewski</dc:creator>
    <meta:creation-date>2018-02-28T08:33:27Z</meta:creation-date>
    <dc:date>2018-11-10T18:39:24Z</dc:date>
    <meta:editing-cycles>24</meta:editing-cycles>
    <meta:editing-duration>PT10207S</meta:editing-duration>
    <meta:document-statistic meta:paragraph-count="143" meta:word-count="496"/>
  </office:meta>
</office:document-meta>
</file>